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292e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292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officeooo:paragraph-rsid="005292ec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12e43" officeooo:paragraph-rsid="00312e4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58e96" officeooo:paragraph-rsid="00558e9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71383" officeooo:paragraph-rsid="0057138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9fa6e" officeooo:paragraph-rsid="0059fa6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d531a" officeooo:paragraph-rsid="0032942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9fa6e" officeooo:paragraph-rsid="0059fa6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58e96" officeooo:paragraph-rsid="00558e9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58e96" officeooo:paragraph-rsid="0057138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58e96" officeooo:paragraph-rsid="00558e96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58e96" officeooo:paragraph-rsid="00571383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7e745" officeooo:paragraph-rsid="00558e96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71383" officeooo:paragraph-rsid="0059fa6e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71383" officeooo:paragraph-rsid="00571383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5871ce" officeooo:paragraph-rsid="0059fa6e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871ce" officeooo:paragraph-rsid="0059fa6e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9fa6e" officeooo:paragraph-rsid="0059fa6e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59fa6e" officeooo:paragraph-rsid="005d03ac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bold" officeooo:rsid="00558e96" officeooo:paragraph-rsid="00571383" style:font-size-asian="12pt" style:font-weight-asian="bold" style:font-size-complex="12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59fa6e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571383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571383"/>
    </style:style>
    <style:style style:name="P33" style:family="paragraph" style:parent-style-name="Standard" style:list-style-name="L8">
      <style:paragraph-properties fo:text-align="start" style:justify-single-word="false"/>
      <style:text-properties officeooo:paragraph-rsid="00571383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571383"/>
    </style:style>
    <style:style style:name="P35" style:family="paragraph" style:parent-style-name="Standard" style:list-style-name="L7">
      <style:paragraph-properties fo:text-align="start" style:justify-single-word="false"/>
      <style:text-properties officeooo:paragraph-rsid="0059fa6e"/>
    </style:style>
    <style:style style:name="P36" style:family="paragraph" style:parent-style-name="Standard" style:list-style-name="L9">
      <style:paragraph-properties fo:text-align="start" style:justify-single-word="false"/>
      <style:text-properties officeooo:paragraph-rsid="0059fa6e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DejaVu Sans Condensed" fo:font-style="normal" style:text-underline-style="none" fo:font-weight="normal" officeooo:paragraph-rsid="0059fa6e" style:font-style-asian="normal" style:font-weight-asian="normal" style:font-name-complex="DejaVu Sans Condensed2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31a" style:font-weight-asian="bold" style:font-weight-complex="bold"/>
    </style:style>
    <style:style style:name="T3" style:family="text">
      <style:text-properties fo:font-weight="bold" officeooo:rsid="003d2556" style:font-weight-asian="bold" style:font-weight-complex="bold"/>
    </style:style>
    <style:style style:name="T4" style:family="text">
      <style:text-properties fo:font-weight="bold" officeooo:rsid="005d03ac" style:font-weight-asian="bold" style:font-weight-complex="bold"/>
    </style:style>
    <style:style style:name="T5" style:family="text">
      <style:text-properties officeooo:rsid="00341488"/>
    </style:style>
    <style:style style:name="T6" style:family="text">
      <style:text-properties officeooo:rsid="003c3c22"/>
    </style:style>
    <style:style style:name="T7" style:family="text">
      <style:text-properties officeooo:rsid="003d2556"/>
    </style:style>
    <style:style style:name="T8" style:family="text">
      <style:text-properties officeooo:rsid="0035db3e"/>
    </style:style>
    <style:style style:name="T9" style:family="text">
      <style:text-properties officeooo:rsid="00558e96"/>
    </style:style>
    <style:style style:name="T10" style:family="text">
      <style:text-properties fo:font-size="12pt" fo:font-weight="bold" officeooo:rsid="003728b9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5f079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b884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0aef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ed44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9cb5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9fa6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2556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0571383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59fa6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d255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7e745" style:font-size-asian="12pt" style:font-weight-asian="normal" style:font-size-complex="12pt" style:font-weight-complex="normal"/>
    </style:style>
    <style:style style:name="T23" style:family="text">
      <style:text-properties officeooo:rsid="00571383"/>
    </style:style>
    <style:style style:name="T24" style:family="text">
      <style:text-properties officeooo:rsid="005871ce"/>
    </style:style>
    <style:style style:name="T25" style:family="text">
      <style:text-properties style:font-name="DejaVu Sans Condensed1" fo:font-size="12pt" fo:font-weight="normal" officeooo:rsid="0059fa6e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558e96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481823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4880f0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571383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3d255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7e745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5871ce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bold" officeooo:rsid="00481823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4880f0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d2556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tyle="normal" style:text-underline-style="none" officeooo:rsid="00434122" style:font-style-asian="normal" style:font-name-complex="DejaVu Sans Condensed2" style:font-style-complex="normal"/>
    </style:style>
    <style:style style:name="T37" style:family="text">
      <style:text-properties style:font-name="DejaVu Sans Condensed1" fo:font-style="normal" style:text-underline-style="none" officeooo:rsid="00558e96" style:font-style-asian="normal" style:font-name-complex="DejaVu Sans Condensed2" style:font-style-complex="normal"/>
    </style:style>
    <style:style style:name="T38" style:family="text">
      <style:text-properties officeooo:rsid="005b1c46"/>
    </style:style>
    <style:style style:name="T39" style:family="text">
      <style:text-properties fo:font-style="normal" style:text-underline-style="none" officeooo:rsid="00558e96" style:font-style-asian="normal" style:font-name-complex="DejaVu Sans Condensed2" style:font-style-complex="normal"/>
    </style:style>
    <style:style style:name="T40" style:family="text">
      <style:text-properties fo:font-style="normal" style:text-underline-style="none" officeooo:rsid="0059fa6e" style:font-style-asian="normal" style:font-name-complex="DejaVu Sans Condensed2" style:font-style-complex="normal"/>
    </style:style>
    <style:style style:name="T41" style:family="text">
      <style:text-properties fo:font-style="normal" style:text-underline-style="none" fo:font-weight="bold" officeooo:rsid="00558e96" style:font-style-asian="normal" style:font-weight-asian="bold" style:font-name-complex="DejaVu Sans Condensed2" style:font-style-complex="normal" style:font-weight-complex="bold"/>
    </style:style>
    <style:style style:name="T42" style:family="text">
      <style:text-properties officeooo:rsid="005c7d17"/>
    </style:style>
    <style:style style:name="T43" style:family="text">
      <style:text-properties officeooo:rsid="005d03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">1<text:span text:style-name="T8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A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0">4</text:span><text:span text:style-name="T11">0</text:span><text:span text:style-name="T12">2</text:span><text:span text:style-name="T13"> - </text:span><text:span text:style-name="T14">A/</text:span><text:span text:style-name="T15">A - </text:span><text:span text:style-name="T16">Guns</text:span><text:span text:style-name="T17">,</text:span><text:span text:style-name="T16"> </text:span><text:span text:style-name="T12">Missiles</text:span></text:p>
      <text:p text:style-name="P4"/>
      <text:p text:style-name="P9"><text:span text:style-name="T1">Master Arm</text:span> ... <text:span text:style-name="T1">ON</text:span></text:p>
      <text:p text:style-name="P9"><text:span text:style-name="T1">Master Mode</text:span> ... <text:span text:style-name="T1">A/</text:span><text:span text:style-name="T2">A</text:span></text:p>
      <text:p text:style-name="P10"/>
      <text:p text:style-name="P5">Corner speed (best sustained turn rate<text:span text:style-name="T5">)</text:span> ... approx 330 to 440 kts, <text:span text:style-name="T5">but fast is better than slow, keep your speed up</text:span></text:p>
      <text:p text:style-name="P11"/>
      <text:p text:style-name="P6">Master Modes</text:p>
      <text:list text:style-name="L1">
        <text:list-item>
          <text:p text:style-name="P14">There are 3 main Master Modes: A-A, A-G, and NAV. <text:s/>A-A and A-G are selected with buttons on the UFC; NAV is the mode if neither of those are active.</text:p>
        </text:list-item>
        <text:list-item>
          <text:p text:style-name="P14">There are 2 Override Modes: MSL and DGFT. <text:s/>Those are selected at any time with the Pinky Switch on the throttle up/down (up for DGFT, down for MSL, press to cancel and return to previously selected Master Mode).</text:p>
          <text:list>
            <text:list-item>
              <text:p text:style-name="P15">The Override Modes override whatever Master Mode you currently have selected.</text:p>
            </text:list-item>
          </text:list>
        </text:list-item>
        <text:list-item>
          <text:p text:style-name="P29"><text:span text:style-name="T23">E</text:span>ach <text:span text:style-name="T23">Master and </text:span>Override Mode saves its own MFD pages, selected weapon, and radar mode/settings.<text:span text:style-name="T23"> <text:s/>This can be confusing if you change settings without knowing what Mode you're in.</text:span></text:p>
        </text:list-item>
        <text:list-item>
          <text:p text:style-name="P14">You can fire A2A missiles in A-A, MSL, or DGFT modes, but different procedures are used for each.</text:p>
        </text:list-item>
        <text:list-item>
          <text:p text:style-name="P14">You can use any of the radar modes in any of the <text:span text:style-name="T23">Master or Override </text:span>Modes, but different Modes have different defaults.</text:p>
        </text:list-item>
      </text:list>
      <text:p text:style-name="P11"/>
      <text:p text:style-name="P6">Missiles with A-A Master Mode</text:p>
      <text:list text:style-name="L2">
        <text:list-item>
          <text:p text:style-name="P18">Select <text:span text:style-name="T9">desired </text:span><text:span text:style-name="T23">missile </text:span>on <text:span text:style-name="T1">SMS</text:span> page<text:span text:style-name="T6">, </text:span><text:span text:style-name="T7">or press </text:span><text:span text:style-name="T3">Flip Down Trigger long</text:span><text:span text:style-name="T7"> to toggle missile type</text:span>.</text:p>
        </text:list-item>
        <text:list-item>
          <text:p text:style-name="P16">Select desired radar mode on <text:span text:style-name="T1">FCR page</text:span>. <text:s/>Radar will start in <text:span text:style-name="T1">CRM RWS</text:span> mode, or you can select <text:span text:style-name="T1">TWS</text:span> or <text:span text:style-name="T1">ACM</text:span> mode<text:span text:style-name="T42"> by pressing OSBs</text:span>.</text:p>
        </text:list-item>
        <text:list-item>
          <text:p text:style-name="P16">Set <text:span text:style-name="T1">SOI</text:span> to <text:span text:style-name="T1">FCR page</text:span> (<text:span text:style-name="T1">Dish Hat down</text:span> to toggle SOI between the MFDs).</text:p>
        </text:list-item>
        <text:list-item>
          <text:p text:style-name="P17"><text:span text:style-name="T1">Lock (or Bug) the target</text:span> on radar in RWS, TWS, or ACM mode<text:span text:style-name="T23">. <text:s/>For radar use instructions, see other page.</text:span></text:p>
        </text:list-item>
        <text:list-item>
          <text:p text:style-name="P17"><text:span text:style-name="T23">M</text:span>issiles can be launched <text:span text:style-name="T23">at the Bugged target </text:span>in SAM, DTT, or STT<text:span text:style-name="T23">, or in TWS mode, or at the locked target (STT) in ACM mode.</text:span></text:p>
          <text:list>
            <text:list-item>
              <text:p text:style-name="P17">STT triggers an RWR warning for the enemy, other modes do not.</text:p>
            </text:list-item>
            <text:list-item>
              <text:p text:style-name="P19">AIM-120s can be guided on up to 4 TWS targets simultaneously.</text:p>
            </text:list-item>
          </text:list>
        </text:list-item>
        <text:list-item>
          <text:p text:style-name="P19">Press Red Button to fire.</text:p>
        </text:list-item>
      </text:list>
      <text:p text:style-name="P12"/>
      <text:p text:style-name="P7">Guns in A-A Master Mode</text:p>
      <text:list text:style-name="L3">
        <text:list-item>
          <text:p text:style-name="P20">In SMS page, press <text:span text:style-name="T24">AAM</text:span> OSB <text:span text:style-name="T24">(T1) </text:span>to change to GUN</text:p>
        </text:list-item>
      </text:list>
      <text:p text:style-name="P12"/>
      <text:p text:style-name="P7">Missiles with MSL Override mode</text:p>
      <text:list xml:id="list939394093" text:style-name="L4">
        <text:list-item>
          <text:p text:style-name="P30">Press <text:span text:style-name="T1">Pinky Switch down</text:span> to enter <text:span text:style-name="T1">MSL</text:span> (Missile Override) mode.</text:p>
        </text:list-item>
        <text:list-item>
          <text:p text:style-name="P31"><text:span text:style-name="T19">Only allows shooting missiles, gun cannot be selected</text:span><text:span text:style-name="T20">.</text:span></text:p>
        </text:list-item>
        <text:list-item>
          <text:p text:style-name="P21">Selects longest-range missiles by default: AIM-120s if loaded, otherwise AIM-9s.</text:p>
        </text:list-item>
      </text:list>
      <text:list text:style-name="L5">
        <text:list-item>
          <text:list>
            <text:list-item>
              <text:p text:style-name="P32"><text:span text:style-name="T19">P</text:span><text:span text:style-name="T21">ress </text:span><text:span text:style-name="T18">Flip Down Trigger long</text:span><text:span text:style-name="T21"> to toggle missile type</text:span><text:span text:style-name="T22">.</text:span></text:p>
            </text:list-item>
          </text:list>
        </text:list-item>
      </text:list>
      <text:list xml:id="list105701594912751" text:continue-list="list939394093" text:style-name="L4">
        <text:list-item>
          <text:p text:style-name="P21">HUD symbology is generally the same as A-A Master Mode.</text:p>
        </text:list-item>
        <text:list-item>
          <text:p text:style-name="P25"><text:span text:style-name="T39">Press RDR CURSOR/ENABLE (</text:span><text:span text:style-name="T41">shift TDC press</text:span><text:span text:style-name="T39">) to toggle SLAVE/BORE??</text:span><text:span text:style-name="T40"> <text:s/>In SLAVE mode the seekers will be slaved to the radar target. <text:s/>In BORE mode they will not be.</text:span></text:p>
        </text:list-item>
      </text:list>
      <text:list text:style-name="L6">
        <text:list-item>
          <text:p text:style-name="P22">Intended use for MSL mode is to quickly switch (with HOTAS) from A-G mode to A2A missiles and radar for a popup target, and then switch back to A-G mode to continue attack. <text:s/>Aside from being able to be selected from the HOTAS and not allowing gun use, it's the same as A-A Master Mode.</text:p>
        </text:list-item>
      </text:list>
      <text:p text:style-name="P12"/>
      <text:p text:style-name="P7">Guns and missiles with DGFT Override mode</text:p>
      <text:list xml:id="list3797726636" text:style-name="L7">
        <text:list-item>
          <text:p text:style-name="P23">Press <text:span text:style-name="T1">Pinky Switch up</text:span> to enter DGFT (Dogfight Override) mode.</text:p>
        </text:list-item>
        <text:list-item>
          <text:p text:style-name="P27"><text:span text:style-name="T1">Trigger 2nd stage</text:span> fires guns, <text:span text:style-name="T1">Red Button</text:span> fires missiles.</text:p>
        </text:list-item>
        <text:list-item>
          <text:p text:style-name="P24">Selects shortest range missiles by default: AIM-9s if loaded, otherwise AIM-120s.</text:p>
        </text:list-item>
      </text:list>
      <text:list text:style-name="L8">
        <text:list-item>
          <text:list>
            <text:list-item>
              <text:p text:style-name="P33"><text:span text:style-name="T29">P</text:span><text:span text:style-name="T30">ress </text:span><text:span text:style-name="T35">Flip Down Trigger long</text:span><text:span text:style-name="T30"> to toggle missile type</text:span><text:span text:style-name="T31">.</text:span></text:p>
            </text:list-item>
          </text:list>
        </text:list-item>
      </text:list>
      <text:list xml:id="list105702695207883" text:continue-list="list3797726636" text:style-name="L7">
        <text:list-item>
          <text:p text:style-name="P34"><text:span text:style-name="T29">Selects ACM radar mode by default</text:span><text:span text:style-name="T32"> and sets SOI to radar.</text:span></text:p>
        </text:list-item>
        <text:list-item>
          <text:p text:style-name="P35"><text:span text:style-name="T26">U</text:span><text:span text:style-name="T27">se </text:span><text:span text:style-name="T33">TMS hat</text:span><text:span text:style-name="T27"> to change</text:span><text:span text:style-name="T26"> </text:span><text:span text:style-name="T25">ACM</text:span><text:span text:style-name="T26"> mode</text:span><text:span text:style-name="T28"> (</text:span><text:span text:style-name="T34">only when SOI on FCR page</text:span><text:span text:style-name="T28">)</text:span><text:span text:style-name="T27">:</text:span></text:p>
        </text:list-item>
      </text:list>
      <text:list text:style-name="L9">
        <text:list-item>
          <text:list>
            <text:list-item>
              <text:p text:style-name="P37">U: Boresight scan<text:span text:style-name="T9"> </text:span>(or HMCS), 20 nmi</text:p>
            </text:list-item>
            <text:list-item>
              <text:p text:style-name="P37">D: <text:span text:style-name="T38">Unlock target and turn off radar (NO RAD on HUD); i</text:span>f no target locked, Vertical scan<text:span text:style-name="T38">.</text:span></text:p>
            </text:list-item>
            <text:list-item>
              <text:p text:style-name="P37">R: HUD scan</text:p>
            </text:list-item>
            <text:list-item>
              <text:p text:style-name="P36"><text:span text:style-name="T36">L: </text:span><text:span text:style-name="T37">Slew scan 20 high x 60 deg wide, 10 nmi, stabilized to horizon. <text:s/>Slew search area with TDC.</text:span></text:p>
            </text:list-item>
          </text:list>
        </text:list-item>
      </text:list>
      <text:list xml:id="list105701927775808" text:continue-list="list105702695207883" text:style-name="L7">
        <text:list-item>
          <text:p text:style-name="P23">HUD symbology is greatly simplified and decluttered for minimal distraction in WVR dogfights.</text:p>
        </text:list-item>
        <text:list-item>
          <text:p text:style-name="P26"><text:span text:style-name="T39">Press RDR CURSOR/ENABLE (shift TDC press) to toggle SLAVE/BORE??</text:span><text:span text:style-name="T40"> <text:s/>In SLAVE mode the seekers will be slaved to the radar target. <text:s/>In BORE mode they will not be.</text:span></text:p>
        </text:list-item>
      </text:list>
      <text:p text:style-name="P13"/>
      <text:p text:style-name="P8">Special notes for HMCS (HMD) use</text:p>
      <text:list text:style-name="L10">
        <text:list-item>
          <text:p text:style-name="P28">When using AIM-9X, press uncage <text:span text:style-name="T43">(</text:span><text:span text:style-name="T4">Middle Finger Hat press</text:span><text:span text:style-name="T43">) </text:span>without locked target to make missile seeker follow your line of sight. <text:s/>You can look at a target, then press uncage<text:span text:style-name="T43"> (</text:span><text:span text:style-name="T4">Middle Finger Hat press</text:span><text:span text:style-name="T43">)</text:span> again to cage (lock) the missile to that targ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54M52S</meta:editing-duration>
    <meta:editing-cycles>68</meta:editing-cycles>
    <meta:generator>LibreOffice/7.4.5.1$Windows_X86_64 LibreOffice_project/9c0871452b3918c1019dde9bfac75448afc4b57f</meta:generator>
    <dc:date>2023-07-15T10:57:01.231000000</dc:date>
    <meta:document-statistic meta:table-count="1" meta:image-count="0" meta:object-count="0" meta:page-count="1" meta:paragraph-count="51" meta:word-count="730" meta:character-count="3846" meta:non-whitespace-character-count="3190"/>
  </office:meta>
</office:document-meta>
</file>